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Symbol" svg:font-family="Symbol"/>
    <style:font-face style:name="Times" svg:font-family="Times, 'Times New Roman', 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text-indent="-0.635cm" style:auto-text-indent="false"/>
      <style:text-properties style:use-window-font-color="true" style:font-name="Arial1"/>
    </style:style>
    <style:style style:name="P2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text-indent="-0.635cm" style:auto-text-indent="false"/>
      <style:text-properties style:use-window-font-color="true" style:font-name="Arial1" officeooo:rsid="000b269b" officeooo:paragraph-rsid="000b269b"/>
    </style:style>
    <style:style style:name="P3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text-indent="-0.635cm" style:auto-text-indent="false"/>
      <style:text-properties style:use-window-font-color="true" style:font-name="Arial1" fo:font-size="12pt" fo:language="es" fo:country="MX"/>
    </style:style>
    <style:style style:name="P4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text-indent="-0.635cm" style:auto-text-indent="false"/>
      <style:text-properties style:use-window-font-color="true" style:font-name="Arial1" officeooo:rsid="000b9cac" officeooo:paragraph-rsid="000b9cac"/>
    </style:style>
    <style:style style:name="P5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text-indent="-0.635cm" style:auto-text-indent="false"/>
      <style:text-properties style:use-window-font-color="true" style:font-name="Arial1" officeooo:rsid="000c7634" officeooo:paragraph-rsid="000c7634"/>
    </style:style>
    <style:style style:name="P6" style:family="paragraph" style:parent-style-name="Standard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  <style:text-properties style:use-window-font-color="true" style:font-name="Arial1"/>
    </style:style>
    <style:style style:name="P7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Arial1" fo:font-size="12pt" fo:language="es" fo:country="MX"/>
    </style:style>
    <style:style style:name="P8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Arial1" fo:font-size="12pt" fo:language="es" fo:country="MX" officeooo:rsid="000b269b" officeooo:paragraph-rsid="000b269b"/>
    </style:style>
    <style:style style:name="P9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Arial1" fo:font-size="12pt" fo:language="es" fo:country="MX" officeooo:rsid="000b9cac" officeooo:paragraph-rsid="000b9cac"/>
    </style:style>
    <style:style style:name="P10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Arial1"/>
    </style:style>
    <style:style style:name="P11" style:family="paragraph" style:parent-style-name="Standard">
      <style:paragraph-properties fo:margin-left="2.54cm" fo:margin-right="0cm" fo:margin-top="0cm" fo:margin-bottom="0cm" loext:contextual-spacing="false" fo:line-height="115%" fo:text-align="justify" style:justify-single-word="false" fo:text-indent="-0.635cm" style:auto-text-indent="false"/>
      <style:text-properties style:use-window-font-color="true" style:font-name="Arial1"/>
    </style:style>
    <style:style style:name="P12" style:family="paragraph" style:parent-style-name="Standard">
      <style:paragraph-properties fo:margin-left="2.54cm" fo:margin-right="0cm" fo:margin-top="0cm" fo:margin-bottom="0.353cm" loext:contextual-spacing="false" fo:line-height="115%" fo:text-align="justify" style:justify-single-word="false" fo:text-indent="-0.635cm" style:auto-text-indent="false"/>
      <style:text-properties style:use-window-font-color="true" style:font-name="Arial1"/>
    </style:style>
    <style:style style:name="P13" style:family="paragraph" style:parent-style-name="Standard">
      <style:paragraph-properties fo:margin-left="0.635cm" fo:margin-right="0cm" fo:margin-top="0cm" fo:margin-bottom="0.353cm" loext:contextual-spacing="false" fo:line-height="115%" fo:text-align="justify" style:justify-single-word="false" fo:text-indent="0cm" style:auto-text-indent="false"/>
      <style:text-properties style:use-window-font-color="true" style:font-name="Arial1" fo:font-size="12pt" fo:language="es" fo:country="MX"/>
    </style:style>
    <style:style style:name="T1" style:family="text">
      <style:text-properties fo:font-variant="normal" fo:text-transform="none" fo:font-size="12pt" fo:language="es" fo:country="MX"/>
    </style:style>
    <style:style style:name="T2" style:family="text">
      <style:text-properties fo:font-size="12pt" fo:language="es" fo:country="MX"/>
    </style:style>
    <style:style style:name="T3" style:family="text">
      <style:text-properties fo:font-size="12pt" fo:language="es" fo:country="MX" officeooo:rsid="000b269b"/>
    </style:style>
    <style:style style:name="T4" style:family="text">
      <style:text-properties fo:font-size="12pt" fo:language="es" fo:country="MX" officeooo:rsid="000c7634"/>
    </style:style>
    <style:style style:name="T5" style:family="text">
      <style:text-properties officeooo:rsid="000b26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uestionario inicial. Sistemas Operativos</text:h>
      <text:p text:style-name="P2"><text:span text:style-name="T2"/></text:p>
      <text:p text:style-name="P2"><text:a xlink:type="simple" xlink:href="https://www.testeando.es/Introduccion-a-los-sistemas-operativos-en-red-mephnqot" text:style-name="Internet_20_link" text:visited-style-name="Visited_20_Internet_20_Link"><text:span text:style-name="T2">https://www.testeando.es/Introduccion-a-los-sistemas-operativos-en-red-mephnqot</text:span></text:a></text:p>
      <text:p text:style-name="P2"><text:span text:style-name="T2"/></text:p>
      <text:p text:style-name="P1"><text:span text:style-name="T2">¿QUE ES UN SISTEMA OPERATIVO?</text:span></text:p>
      <text:p text:style-name="P7">Es aquel software que administra el ha<text:span text:style-name="T5">rd</text:span>ware del computador</text:p>
      <text:p text:style-name="P3"><text:span text:style-name="T2"/></text:p>
      <text:p text:style-name="P1"><text:span text:style-name="T2">SISTEMAS OPERATIVOS MAS USADOS</text:span></text:p>
      <text:p text:style-name="P7">Windows de Microsoft</text:p>
      <text:p text:style-name="P7">Linux</text:p>
      <text:p text:style-name="P7">Mac OS</text:p>
      <text:p text:style-name="P8">Adroid</text:p>
      <text:p text:style-name="P8">IOS</text:p>
      <text:p text:style-name="P9">Windows phone</text:p>
      <text:p text:style-name="P1"><text:span text:style-name="T1"/></text:p>
      <text:p text:style-name="P4"><text:span text:style-name="T1">Diferencia entre sistema operativo y aplicación</text:span></text:p>
      <text:p text:style-name="P4"><text:span text:style-name="T1"/></text:p>
      <text:p text:style-name="P4"><text:span text:style-name="T1">Lenguajes de programación. ¿Para qué sirven?. ¿Conoces alguno?</text:span></text:p>
      <text:p text:style-name="P4"><text:span text:style-name="T1"/></text:p>
      <text:p text:style-name="P5"><text:span text:style-name="T1">Actualizaciones del sistema. Actualizaciones en Windows 7</text:span></text:p>
      <text:p text:style-name="P5"><text:span text:style-name="T1"/></text:p>
      <text:p text:style-name="P5"><text:span text:style-name="T1">Microsoft MSDOS → Windows → Versiones de Windows</text:span></text:p>
      <text:p text:style-name="P5"><text:span text:style-name="T1"/></text:p>
      <text:p text:style-name="P5"><text:span text:style-name="T1">Windows Server</text:span></text:p>
      <text:p text:style-name="P4"><text:span text:style-name="T1"/></text:p>
      <text:p text:style-name="P1"><text:span text:style-name="T2">COMO ELEGIMOS UN SO</text:span></text:p>
      <text:p text:style-name="P7">Dependiendo de tipo de manejo que le demos</text:p>
      <text:p text:style-name="P7">Si es para diseño, podríamos elegir Mac OS.</text:p>
      <text:p text:style-name="P7">Si el ordenador va a funcionar como un servidor, lo más recomendable es Linux.</text:p>
      <text:p text:style-name="P7">Si necesitamos un sistema operativo de fácil manejo elegimos Windows.</text:p>
      <text:p text:style-name="P1"><text:span text:style-name="T1"/></text:p>
      <text:p text:style-name="P4"><text:span text:style-name="T2">Qué es una licencia de software. Software libre vs propietario</text:span></text:p>
      <text:p text:style-name="P1"><text:span text:style-name="T2"/></text:p>
      <text:p text:style-name="P1"><text:span text:style-name="T2">QUE ES UN SOFTWARE LIBRE</text:span></text:p>
      <text:p text:style-name="P7">Es un programa sobre cual su propiedad renuncie a la posibilidad de obtener utilidades por las licencias.</text:p>
      <text:p text:style-name="P1"><text:span text:style-name="T2"/></text:p>
      <text:p text:style-name="P1"><text:span text:style-name="T2">QUE ES UN SOFTWARE </text:span><text:span text:style-name="T3">PROPIETARIO</text:span></text:p>
      <text:p text:style-name="P7">Es cualquier programa informático en el que el usuario tiene limitaciones para usarlo, modificarlo o redistribuirlo (sin modificación).</text:p>
      <text:p text:style-name="P1"><text:span text:style-name="T1"/></text:p>
      <text:p text:style-name="P1"><text:span text:style-name="T2">QUE NOS FACILITA UN SO</text:span></text:p>
      <text:p text:style-name="P7">Nos facilita tareas como:</text:p>
      <text:p text:style-name="P7">Reconocimiento de la conexión del teclado </text:p>
      <text:p text:style-name="P7"><text:soft-page-break/>Enviar información a la pantalla</text:p>
      <text:p text:style-name="P7">No perder de vista los archivos y directores en el disco</text:p>
      <text:p text:style-name="P7">Controlar los dispositivos periféricos como impresora, escáner, etc.</text:p>
      <text:p text:style-name="P9">Gestionar acceso a la red</text:p>
      <text:p text:style-name="P1"><text:span text:style-name="T1"/></text:p>
      <text:p text:style-name="P1"/>
      <text:p text:style-name="P10"/>
      <text:p text:style-name="P10"/>
      <text:p text:style-name="P10"/>
      <text:p text:style-name="P3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Symbol" svg:font-family="Symbol"/>
    <style:font-face style:name="Times" svg:font-family="Times, 'Times New Roman', 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6:33:33.461251201</meta:creation-date>
    <dc:date>2018-09-12T06:59:50.998335272</dc:date>
    <meta:editing-duration>PT16M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33" meta:word-count="207" meta:character-count="1396" meta:non-whitespace-character-count="1221"/>
  </office:meta>
</office:document-meta>
</file>